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graphics"/>
  <manifest:file-entry manifest:full-path="Object 6/settings.xml" manifest:media-type="text/xml"/>
  <manifest:file-entry manifest:full-path="Object 6/content.xml" manifest:media-type="text/xml"/>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graphics"/>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graphics"/>
  <manifest:file-entry manifest:full-path="setting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graphics"/>
  <manifest:file-entry manifest:full-path="Object 5/settings.xml" manifest:media-type="text/xml"/>
  <manifest:file-entry manifest:full-path="Object 5/content.xml" manifest:media-type="text/xml"/>
  <manifest:file-entry manifest:full-path="Object 5/styles.xml" manifest:media-type="text/xml"/>
  <manifest:file-entry manifest:full-path="Object 5/"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margin-top="0.3402in" fo:margin-bottom="0in" style:contextual-spacing="false" fo:text-align="center" style:justify-single-word="false"/>
      <style:text-properties fo:font-size="28pt" style:font-size-asian="28pt" style:font-size-complex="28pt"/>
    </style:style>
    <style:style style:name="P3" style:family="paragraph" style:parent-style-name="Standard">
      <style:paragraph-properties fo:margin-top="0.1799in" fo:margin-bottom="0in" style:contextual-spacing="false" fo:text-align="center" style:justify-single-word="false"/>
      <style:text-properties fo:font-size="32pt" style:font-size-asian="32pt" style:font-size-complex="32pt"/>
    </style:style>
    <style:style style:name="P4" style:family="paragraph" style:parent-style-name="Standard">
      <style:paragraph-properties fo:margin-top="0.3in" fo:margin-bottom="0in" style:contextual-spacing="false" fo:text-align="center" style:justify-single-word="false"/>
      <style:text-properties fo:font-size="15pt" style:font-size-asian="15pt" style:font-size-complex="15pt"/>
    </style:style>
    <style:style style:name="P5" style:family="paragraph" style:parent-style-name="Standard">
      <style:paragraph-properties fo:margin-top="0.3in" fo:margin-bottom="0in" style:contextual-spacing="false" fo:text-align="justify" style:justify-single-word="false"/>
      <style:text-properties fo:font-size="15pt" style:font-size-asian="15pt" style:font-size-complex="15pt"/>
    </style:style>
    <style:style style:name="P6" style:family="paragraph" style:parent-style-name="Standard" style:list-style-name="L1">
      <style:paragraph-properties fo:margin-top="0.3in" fo:margin-bottom="0in" style:contextual-spacing="false" fo:text-align="justify" style:justify-single-word="false" fo:break-before="page"/>
      <style:text-properties fo:font-size="15pt" fo:font-weight="bold" style:font-size-asian="15pt" style:font-weight-asian="bold" style:font-size-complex="15pt" style:font-weight-complex="bold"/>
    </style:style>
    <style:style style:name="P7" style:family="paragraph" style:parent-style-name="Standard">
      <style:paragraph-properties fo:margin-top="0.3in" fo:margin-bottom="0in" style:contextual-spacing="false" fo:text-align="justify" style:justify-single-word="false"/>
      <style:text-properties fo:font-size="15pt" style:font-size-asian="15pt" style:font-size-complex="15pt"/>
    </style:style>
    <style:style style:name="P8" style:family="paragraph" style:parent-style-name="Standard" style:list-style-name="L1">
      <style:paragraph-properties fo:margin-top="0.3in" fo:margin-bottom="0in" style:contextual-spacing="false" fo:text-align="justify" style:justify-single-word="false"/>
      <style:text-properties fo:font-size="15pt" style:font-size-asian="15pt" style:font-size-complex="15pt"/>
    </style:style>
    <style:style style:name="P9" style:family="paragraph" style:parent-style-name="Standard" style:list-style-name="L1">
      <style:paragraph-properties fo:margin-top="0.3in" fo:margin-bottom="0in" style:contextual-spacing="false" fo:text-align="justify" style:justify-single-word="false"/>
      <style:text-properties fo:font-size="15pt" officeooo:paragraph-rsid="0012908c" style:font-size-asian="15pt" style:font-size-complex="15pt"/>
    </style:style>
    <style:style style:name="P10" style:family="paragraph" style:parent-style-name="Standard" style:list-style-name="L1">
      <style:paragraph-properties fo:margin-top="0.3in" fo:margin-bottom="0in" style:contextual-spacing="false" fo:text-align="justify" style:justify-single-word="false"/>
      <style:text-properties fo:font-size="15pt" officeooo:paragraph-rsid="001e46e6" style:font-size-asian="15pt" style:font-size-complex="15pt"/>
    </style:style>
    <style:style style:name="P11" style:family="paragraph" style:parent-style-name="Standard" style:list-style-name="L1">
      <style:paragraph-properties fo:margin-top="0.3in" fo:margin-bottom="0in" style:contextual-spacing="false" fo:text-align="justify" style:justify-single-word="false"/>
      <style:text-properties fo:font-size="15pt" fo:font-weight="bold" style:font-size-asian="15pt" style:font-weight-asian="bold" style:font-size-complex="15pt" style:font-weight-complex="bold"/>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prefix=" " style:num-suffix="." style:num-format="I">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space"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Đà Nẵng, ngày 05/08/2015</text:p>
      <text:p text:style-name="P2">Báo Cáo</text:p>
      <text:p text:style-name="P3">PHÂN TÍCH CHỨC NĂNG</text:p>
      <text:p text:style-name="P4">Họ tên: Đào Ngọc Khiêm<text:line-break/>Nhóm JavaWeb</text:p>
      <text:list xml:id="list2739347729546557867" text:style-name="L1">
        <text:list-item>
          <text:p text:style-name="P6">Các chức năng cần phân tích</text:p>
          <text:list>
            <text:list-item>
              <text:p text:style-name="P8">Chức năng Users.</text:p>
              <text:list>
                <text:list-item>
                  <text:p text:style-name="P8">Đăng ký tài khoản.</text:p>
                </text:list-item>
                <text:list-item>
                  <text:p text:style-name="P8">Đăng nhập.</text:p>
                </text:list-item>
              </text:list>
            </text:list-item>
            <text:list-item>
              <text:p text:style-name="P8">Chức năng Admin.</text:p>
              <text:list>
                <text:list-item>
                  <text:p text:style-name="P8">Quản lý thông tin tài khoản.</text:p>
                </text:list-item>
              </text:list>
            </text:list-item>
          </text:list>
        </text:list-item>
        <text:list-item>
          <text:p text:style-name="P11">Chức năng Đăng ký tài khản</text:p>
          <text:list>
            <text:list-item>
              <text:p text:style-name="P8">Mô tả.</text:p>
              <text:list>
                <text:list-item>
                  <text:p text:style-name="P8">Khi người dùng muốn đăng ký tài khoản, hệ thống cho phép nhập vào thông tin tài khoản. Người dùng nhập xong và xác nhận đăng ký, hệ thống kiểm tra thông tin, lưu trữ thông tin tài khoản nếu hợp lệ, và thông báo kết quả đăng ký đến người dùng.</text:p>
                </text:list-item>
                <text:list-item>
                  <text:p text:style-name="P8">Input: các thông tin tài khoản: username, password, fullname, email, phone.</text:p>
                </text:list-item>
                <text:list-item>
                  <text:p text:style-name="P8">Xử lý: kiểm tra tính hợp lý của thông tin, kiểm tra tồn tại tài khoản (thông qua username), kiểm tra tính duy nhất của thông tin (email). Nếu thông tin nhập vào hoàn toàn hợp lệ, thì lưu thông tin vào cơ sở dữ liệu.</text:p>
                </text:list-item>
                <text:list-item>
                  <text:p text:style-name="P8">Output: 1 trong các kết quả thông báo đến người dùng:</text:p>
                  <text:list>
                    <text:list-item>
                      <text:p text:style-name="P8">“Thông tin nhập vào không hợp lý”</text:p>
                    </text:list-item>
                    <text:list-item>
                      <text:p text:style-name="P8">“Tài khoản đã tồn tại”</text:p>
                    </text:list-item>
                    <text:list-item>
                      <text:p text:style-name="P8"><text:soft-page-break/>“Email đã được sử dụng”</text:p>
                    </text:list-item>
                    <text:list-item>
                      <text:p text:style-name="P8">“Đăng ký thành công”</text:p>
                    </text:list-item>
                    <text:list-item>
                      <text:p text:style-name="P8">“Lỗi..”</text:p>
                    </text:list-item>
                  </text:list>
                </text:list-item>
              </text:list>
            </text:list-item>
            <text:list-item>
              <text:p text:style-name="P8">Sơ đồ hoạt động</text:p>
              <text:p text:style-name="P8"><draw:frame draw:style-name="fr1" draw:name="Object5" text:anchor-type="paragraph" svg:x="0.7173in" svg:y="0.4835in" svg:width="5.928in" svg:height="4.6465in" draw:z-index="4"><draw:object xlink:href="./Object 5" xlink:type="simple" xlink:show="embed" xlink:actuate="onLoad"/><draw:image xlink:href="./ObjectReplacements/Object 5" xlink:type="simple" xlink:show="embed" xlink:actuate="onLoad"/></draw:frame></text:p>
              <text:p text:style-name="P8"/>
            </text:list-item>
            <text:list-item>
              <text:p text:style-name="P8">Sơ đồ tuần tự.</text:p>
              <text:p text:style-name="P8"><draw:frame draw:style-name="fr1" draw:name="Object1" text:anchor-type="paragraph" svg:x="0.4154in" svg:y="0.5374in" svg:width="6.4693in" svg:height="5.7819in" draw:z-index="0"><draw:object xlink:href="./Object 1" xlink:type="simple" xlink:show="embed" xlink:actuate="onLoad"/><draw:image xlink:href="./ObjectReplacements/Object 1" xlink:type="simple" xlink:show="embed" xlink:actuate="onLoad"/></draw:frame><text:soft-page-break/></text:p>
              <text:p text:style-name="P8"/>
            </text:list-item>
            <text:list-item>
              <text:p text:style-name="P8">Sơ đồ luồng dữ liệu.</text:p>
              <text:p text:style-name="P8"/>
              <text:p text:style-name="P8"><draw:frame draw:style-name="fr2" draw:name="Object2" text:anchor-type="paragraph" svg:width="5.5508in" svg:height="3.9366in" draw:z-index="1"><draw:object xlink:href="./Object 2" xlink:type="simple" xlink:show="embed" xlink:actuate="onLoad"/><draw:image xlink:href="./ObjectReplacements/Object 2" xlink:type="simple" xlink:show="embed" xlink:actuate="onLoad"/></draw:frame><text:soft-page-break/></text:p>
            </text:list-item>
          </text:list>
        </text:list-item>
        <text:list-item>
          <text:p text:style-name="P11">Chức năng Đăng nhập</text:p>
          <text:list>
            <text:list-item>
              <text:p text:style-name="P8">Mô tả.</text:p>
              <text:list>
                <text:list-item>
                  <text:p text:style-name="P8">Khi người dùng muốn, hoặc cần đăng nhập tài khoản để xác nhận quyền sử dụng phần mềm, hệ thống cho phép nhập vào thông tin username &amp; password. Người dùng xác nhận đăng nhập, hệ thống kiểm tra thông tin đăng nhập, và thông báo kết quả đến người dùng.</text:p>
                </text:list-item>
                <text:list-item>
                  <text:p text:style-name="P8">Input: thông tin username, password.</text:p>
                </text:list-item>
                <text:list-item>
                  <text:p text:style-name="P10">Xử lý: kiểm tra thông tin nhập vào hợp lệ, kiểm tra tồn tại của username, kiểm tra trùng khớp password nhập vào và password tương ứng với username trong cơ sở dữ liệu. </text:p>
                </text:list-item>
                <text:list-item>
                  <text:p text:style-name="P10">Nếu người dùng chọn đăng nhập bằng tài khoản mạng xã hội (Facebook, Twitter,.. ): sử dụng API đăng nhập của mạng xã hội để xác nhận đăng nhập. Nếu là lần đăng nhập đầu tiên thì cần kiểm tra xác nhận của người dùng, để cho phép sử dụng tài khoản mạng xã <text:soft-page-break/>hội.</text:p>
                </text:list-item>
                <text:list-item>
                  <text:p text:style-name="P8">Output: 1 trong các kết quả thông báo đến người dùng:</text:p>
                  <text:list>
                    <text:list-item>
                      <text:p text:style-name="P8">“Username không tồn tại”</text:p>
                    </text:list-item>
                    <text:list-item>
                      <text:p text:style-name="P8">“Sai password”</text:p>
                    </text:list-item>
                    <text:list-item>
                      <text:p text:style-name="P8">“Đăng nhập thành công”</text:p>
                    </text:list-item>
                    <text:list-item>
                      <text:p text:style-name="P8">“Lỗi..”</text:p>
                    </text:list-item>
                  </text:list>
                </text:list-item>
              </text:list>
            </text:list-item>
            <text:list-item>
              <text:p text:style-name="P8">Sơ đồ hoạt động</text:p>
              <text:p text:style-name="P8"><draw:frame draw:style-name="fr1" draw:name="Object6" text:anchor-type="paragraph" svg:x="0.7173in" svg:y="0.4819in" svg:width="5.928in" svg:height="4.9799in" draw:z-index="5"><draw:object xlink:href="./Object 6" xlink:type="simple" xlink:show="embed" xlink:actuate="onLoad"/><draw:image xlink:href="./ObjectReplacements/Object 6" xlink:type="simple" xlink:show="embed" xlink:actuate="onLoad"/><svg:desc>OLE-object</svg:desc></draw:frame></text:p>
            </text:list-item>
            <text:list-item>
              <text:p text:style-name="P8"><text:soft-page-break/>Sơ đồ tuần tự.</text:p>
            </text:list-item>
          </text:list>
        </text:list-item>
      </text:list>
      <text:p text:style-name="P5"><draw:frame draw:style-name="fr1" draw:name="Object3" text:anchor-type="paragraph" svg:x="0.4154in" svg:y="0.5374in" svg:width="6.4689in" svg:height="5.7811in" draw:z-index="3"><draw:object xlink:href="./Object 3" xlink:type="simple" xlink:show="embed" xlink:actuate="onLoad"/><draw:image xlink:href="./ObjectReplacements/Object 3" xlink:type="simple" xlink:show="embed" xlink:actuate="onLoad"/><svg:desc>OLE-object</svg:desc></draw:frame></text:p>
      <text:p text:style-name="P5"/>
      <text:list xml:id="list153723408123572" text:continue-numbering="true" text:style-name="L1">
        <text:list-item>
          <text:list>
            <text:list-header>
              <text:p text:style-name="P8"/>
            </text:list-header>
            <text:list-item>
              <text:p text:style-name="P8">Sơ đồ luồng dữ liệu.</text:p>
              <text:p text:style-name="P8"><draw:frame draw:style-name="fr2" draw:name="Object4" text:anchor-type="paragraph" svg:width="5.5508in" svg:height="3.9366in" draw:z-index="2"><draw:object xlink:href="./Object 4" xlink:type="simple" xlink:show="embed" xlink:actuate="onLoad"/><draw:image xlink:href="./ObjectReplacements/Object 4" xlink:type="simple" xlink:show="embed" xlink:actuate="onLoad"/><svg:desc>OLE-object</svg:desc></draw:frame><text:soft-page-break/></text:p>
            </text:list-item>
          </text:list>
        </text:list-item>
        <text:list-item>
          <text:p text:style-name="P11">Chức năng quản lý thông tin tài khoản</text:p>
          <text:list>
            <text:list-item>
              <text:p text:style-name="P9">Mô tả.</text:p>
            </text:list-item>
            <text:list-item>
              <text:p text:style-name="P9">Sơ đồ chức năng.</text:p>
            </text:list-item>
            <text:list-item>
              <text:p text:style-name="P9">Sơ đồ luồng dữ liệu.</text:p>
            </text:list-item>
          </text:list>
          <text:p text:style-name="P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text-properties fo:font-size="15pt" style:font-size-asian="13.1000003814697pt" style:font-size-complex="15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4T08:38:03.873259168</meta:creation-date>
    <dc:date>2015-08-06T15:37:22.489450336</dc:date>
    <meta:editing-duration>PT9H41M37S</meta:editing-duration>
    <meta:editing-cycles>26</meta:editing-cycles>
    <meta:generator>LibreOffice/4.2.8.2$Linux_X86_64 LibreOffice_project/420m0$Build-2</meta:generator>
    <meta:document-statistic meta:table-count="0" meta:image-count="0" meta:object-count="6" meta:page-count="8" meta:paragraph-count="42" meta:word-count="447" meta:character-count="2096" meta:non-whitespace-character-count="16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objectwithoutfill">
      <style:graphic-properties draw:stroke="dash" draw:stroke-dash="Fine_20_Dashed" draw:fill="none" draw:textarea-vertical-align="middle"/>
    </style:style>
    <style:style style:name="gr3" style:family="graphic" style:parent-style-name="standard">
      <style:graphic-properties draw:stroke="none" draw:stroke-dash="Fine_20_Dashed" draw:fill="none" fo:min-height="0.557cm"/>
    </style:style>
    <style:style style:name="gr4" style:family="graphic" style:parent-style-name="standard">
      <style:graphic-properties draw:stroke="none" draw:stroke-dash="Fine_20_Dashed" draw:fill="none" fo:min-height="0.605cm"/>
    </style:style>
    <style:style style:name="gr5" style:family="graphic" style:parent-style-name="objectwithoutfill">
      <style:graphic-properties svg:stroke-color="#3465a4" draw:marker-end="Arrow" draw:marker-end-width="0.3cm" draw:fill="none" draw:textarea-vertical-align="middle"/>
    </style:style>
    <style:style style:name="gr6" style:family="graphic" style:parent-style-name="standard">
      <style:graphic-properties draw:stroke="solid" draw:stroke-dash="Fine_20_Dashed" draw:marker-start="Circle" draw:marker-start-width="0.3cm" draw:marker-end="Arrow" draw:marker-end-width="0.3cm" draw:textarea-vertical-align="middle"/>
    </style:style>
    <style:style style:name="gr7" style:family="graphic" style:parent-style-name="standard">
      <style:graphic-properties draw:marker-start="Circle" draw:marker-start-width="0.3cm" draw:marker-end="Arrow" draw:marker-end-width="0.3cm" draw:textarea-vertical-align="middle"/>
    </style:style>
    <style:style style:name="gr8" style:family="graphic" style:parent-style-name="standard">
      <style:graphic-properties draw:stroke="none" draw:stroke-dash="Fine_20_Dashed" draw:fill="none" fo:min-height="0.64cm"/>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style:text-properties fo:font-size="13pt" style:font-size-asian="13pt" style:font-size-complex="13pt"/>
    </style:style>
    <style:style style:name="P4" style:family="paragraph">
      <style:paragraph-properties fo:text-align="center"/>
      <style:text-properties fo:font-size="13pt" style:font-size-asian="13pt" style:font-size-complex="13pt"/>
    </style:style>
    <style:style style:name="T1" style:family="text">
      <style:text-properties fo:font-size="15pt" style:font-size-asian="15pt" style:font-size-complex="15pt"/>
    </style:style>
    <style:style style:name="T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048cm" svg:height="1.016cm" svg:x="0.192cm" svg:y="0.365cm">
          <text:p text:style-name="P1"><text:span text:style-name="T1">View</text:span></text:p>
          <draw:enhanced-geometry svg:viewBox="0 0 21600 21600" draw:type="rectangle" draw:enhanced-path="M 0 0 L 21600 0 21600 21600 0 21600 0 0 Z N"/>
        </draw:custom-shape>
        <draw:custom-shape draw:style-name="gr1" draw:text-style-name="P2" draw:layer="layout" svg:width="3.048cm" svg:height="1.016cm" svg:x="8.699cm" svg:y="0.365cm">
          <text:p text:style-name="P1"><text:span text:style-name="T1">Model</text:span></text:p>
          <draw:enhanced-geometry svg:viewBox="0 0 21600 21600" draw:type="rectangle" draw:enhanced-path="M 0 0 L 21600 0 21600 21600 0 21600 0 0 Z N"/>
        </draw:custom-shape>
        <draw:custom-shape draw:style-name="gr1" draw:text-style-name="P2" draw:layer="layout" svg:width="3.048cm" svg:height="1.016cm" svg:x="12.879cm" svg:y="0.365cm">
          <text:p text:style-name="P1"><text:span text:style-name="T1">Database</text:span></text:p>
          <draw:enhanced-geometry svg:viewBox="0 0 21600 21600" draw:type="rectangle" draw:enhanced-path="M 0 0 L 21600 0 21600 21600 0 21600 0 0 Z N"/>
        </draw:custom-shape>
        <draw:line draw:style-name="gr2" draw:text-style-name="P1" draw:layer="layout" svg:x1="1.589cm" svg:y1="1.381cm" svg:x2="1.635cm" svg:y2="13.954cm">
          <text:p/>
        </draw:line>
        <draw:line draw:style-name="gr2" draw:text-style-name="P1" draw:layer="layout" svg:x1="14.389cm" svg:y1="1.382cm" svg:x2="14.335cm" svg:y2="14.081cm">
          <text:p/>
        </draw:line>
        <draw:line draw:style-name="gr2" draw:text-style-name="P1" draw:layer="layout" svg:x1="10.189cm" svg:y1="1.382cm" svg:x2="10.144cm" svg:y2="14.081cm">
          <text:p/>
        </draw:line>
        <draw:frame draw:style-name="gr3" draw:text-style-name="P3" draw:layer="layout" svg:width="2.6cm" svg:height="0.807cm" svg:x="2.21cm" svg:y="2.557cm">
          <draw:text-box>
            <text:p text:style-name="P3"><text:span text:style-name="T2">register()</text:span></text:p>
          </draw:text-box>
        </draw:frame>
        <draw:frame draw:style-name="gr4" draw:text-style-name="P3" draw:layer="layout" svg:width="1.824cm" svg:height="0.855cm" svg:x="11.193cm" svg:y="7.239cm">
          <draw:text-box>
            <text:p text:style-name="P3"><text:span text:style-name="T2">save()</text:span></text:p>
          </draw:text-box>
        </draw:frame>
        <draw:frame draw:style-name="gr3" draw:text-style-name="P3" draw:layer="layout" svg:width="2.54cm" svg:height="0.807cm" svg:x="6.734cm" svg:y="3.767cm">
          <draw:text-box>
            <text:p text:style-name="P3"><text:span text:style-name="T2">register()</text:span></text:p>
          </draw:text-box>
        </draw:frame>
        <draw:custom-shape draw:style-name="gr1" draw:text-style-name="P2" draw:layer="layout" svg:width="3.048cm" svg:height="1.016cm" svg:x="4.392cm" svg:y="0.365cm">
          <text:p text:style-name="P1"><text:span text:style-name="T1">Controller</text:span></text:p>
          <draw:enhanced-geometry svg:viewBox="0 0 21600 21600" draw:type="rectangle" draw:enhanced-path="M 0 0 L 21600 0 21600 21600 0 21600 0 0 Z N"/>
        </draw:custom-shape>
        <draw:line draw:style-name="gr2" draw:text-style-name="P1" draw:layer="layout" svg:x1="5.889cm" svg:y1="1.383cm" svg:x2="5.953cm" svg:y2="13.954cm">
          <text:p/>
        </draw:line>
        <draw:line draw:style-name="gr5" draw:text-style-name="P1" draw:layer="layout" svg:x1="0.092cm" svg:y1="2.143cm" svg:x2="1.235cm" svg:y2="2.143cm">
          <text:p/>
        </draw:line>
        <draw:custom-shape draw:style-name="gr1" draw:text-style-name="P4" draw:layer="layout" svg:width="0.762cm" svg:height="2.159cm" svg:x="1.254cm" svg:y="1.889cm">
          <text:p text:style-name="P1"><text:span text:style-name="T2">Va</text:span></text:p>
          <text:p text:style-name="P1"><text:span text:style-name="T2">-lid</text:span></text:p>
          <draw:enhanced-geometry svg:viewBox="0 0 21600 21600" draw:type="rectangle" draw:enhanced-path="M 0 0 L 21600 0 21600 21600 0 21600 0 0 Z N"/>
        </draw:custom-shape>
        <draw:line draw:style-name="gr6" draw:text-style-name="P1" draw:layer="layout" svg:x1="1.889cm" svg:y1="3.343cm" svg:x2="5.572cm" svg:y2="3.286cm">
          <text:p/>
        </draw:line>
        <draw:line draw:style-name="gr7" draw:text-style-name="P1" draw:layer="layout" svg:x1="1.354cm" svg:y1="3.286cm" svg:x2="0.338cm" svg:y2="3.286cm">
          <text:p/>
        </draw:line>
        <draw:custom-shape draw:style-name="gr1" draw:text-style-name="P4" draw:layer="layout" svg:width="0.762cm" svg:height="2.159cm" svg:x="5.554cm" svg:y="2.789cm">
          <text:p text:style-name="P1"><text:span text:style-name="T2">Va</text:span></text:p>
          <text:p text:style-name="P1"><text:span text:style-name="T2">-lid</text:span></text:p>
          <draw:enhanced-geometry svg:viewBox="0 0 21600 21600" draw:type="rectangle" draw:enhanced-path="M 0 0 L 21600 0 21600 21600 0 21600 0 0 Z N"/>
        </draw:custom-shape>
        <draw:line draw:style-name="gr7" draw:text-style-name="P1" draw:layer="layout" svg:x1="5.672cm" svg:y1="4.556cm" svg:x2="1.635cm" svg:y2="4.556cm">
          <text:p/>
        </draw:line>
        <draw:line draw:style-name="gr7" draw:text-style-name="P1" draw:layer="layout" svg:x1="6.234cm" svg:y1="4.556cm" svg:x2="10.144cm" svg:y2="4.556cm">
          <text:p/>
        </draw:line>
        <draw:line draw:style-name="gr7" draw:text-style-name="P1" draw:layer="layout" svg:x1="10.044cm" svg:y1="5.537cm" svg:x2="14.362cm" svg:y2="5.537cm">
          <text:p/>
        </draw:line>
        <draw:frame draw:style-name="gr8" draw:text-style-name="P3" draw:layer="layout" svg:width="5.947cm" svg:height="0.89cm" svg:x="10.293cm" svg:y="4.804cm">
          <draw:text-box>
            <text:p text:style-name="P3"><text:span text:style-name="T2">findByUsernameOrEmail()</text:span></text:p>
          </draw:text-box>
        </draw:frame>
        <draw:custom-shape draw:style-name="gr1" draw:text-style-name="P4" draw:layer="layout" svg:width="0.762cm" svg:height="1.977cm" svg:x="9.754cm" svg:y="6.389cm">
          <text:p text:style-name="P1"><text:span text:style-name="T2"/></text:p>
          <draw:enhanced-geometry svg:viewBox="0 0 21600 21600" draw:mirror-horizontal="false" draw:mirror-vertical="false" draw:type="rectangle" draw:enhanced-path="M 0 0 L 21600 0 21600 21600 0 21600 0 0 Z N"/>
        </draw:custom-shape>
        <draw:line draw:style-name="gr6" draw:text-style-name="P1" draw:layer="layout" svg:x1="14.335cm" svg:y1="6.715cm" svg:x2="10.525cm" svg:y2="6.715cm">
          <text:p/>
        </draw:line>
        <draw:line draw:style-name="gr7" draw:text-style-name="P1" draw:layer="layout" svg:x1="9.863cm" svg:y1="7.731cm" svg:x2="5.926cm" svg:y2="7.731cm">
          <text:p/>
        </draw:line>
        <draw:line draw:style-name="gr7" draw:text-style-name="P1" draw:layer="layout" svg:x1="10.425cm" svg:y1="7.985cm" svg:x2="14.489cm" svg:y2="7.985cm">
          <text:p/>
        </draw:line>
        <draw:line draw:style-name="gr7" draw:text-style-name="P1" draw:layer="layout" svg:x1="6.053cm" svg:y1="7.731cm" svg:x2="1.608cm" svg:y2="7.731cm">
          <text:p/>
        </draw:line>
        <draw:frame draw:style-name="gr4" draw:text-style-name="P3" draw:layer="layout" svg:width="2.417cm" svg:height="0.855cm" svg:x="2.393cm" svg:y="3.84cm">
          <draw:text-box>
            <text:p text:style-name="P3"><text:span text:style-name="T2">not valid</text:span></text:p>
          </draw:text-box>
        </draw:frame>
        <draw:frame draw:style-name="gr4" draw:text-style-name="P3" draw:layer="layout" svg:width="2.921cm" svg:height="0.855cm" svg:x="11.052cm" svg:y="5.987cm">
          <draw:text-box>
            <text:p text:style-name="P3"><text:span text:style-name="T2">accountList</text:span></text:p>
          </draw:text-box>
        </draw:frame>
        <draw:frame draw:style-name="gr4" draw:text-style-name="P3" draw:layer="layout" svg:width="2.554cm" svg:height="0.855cm" svg:x="6.693cm" svg:y="7.04cm">
          <draw:text-box>
            <text:p text:style-name="P3"><text:span text:style-name="T2">not empty</text:span></text:p>
          </draw:text-box>
        </draw:frame>
        <draw:line draw:style-name="gr7" draw:text-style-name="P1" draw:layer="layout" svg:x1="14.435cm" svg:y1="9.382cm" svg:x2="10.117cm" svg:y2="9.382cm">
          <text:p/>
        </draw:line>
        <draw:line draw:style-name="gr7" draw:text-style-name="P1" draw:layer="layout" svg:x1="10.344cm" svg:y1="10.652cm" svg:x2="5.899cm" svg:y2="10.652cm">
          <text:p/>
        </draw:line>
        <draw:line draw:style-name="gr7" draw:text-style-name="P1" draw:layer="layout" svg:x1="6.053cm" svg:y1="10.652cm" svg:x2="1.608cm" svg:y2="10.652cm">
          <text:p/>
        </draw:line>
        <draw:frame draw:style-name="gr4" draw:text-style-name="P3" draw:layer="layout" svg:width="1.824cm" svg:height="0.855cm" svg:x="11.445cm" svg:y="8.714cm">
          <draw:text-box>
            <text:p text:style-name="P3"><text:span text:style-name="T2">return</text:span></text:p>
          </draw:text-box>
        </draw:frame>
        <draw:frame draw:style-name="gr4" draw:text-style-name="P3" draw:layer="layout" svg:width="1.824cm" svg:height="0.855cm" svg:x="7.145cm" svg:y="10.015cm">
          <draw:text-box>
            <text:p text:style-name="P3"><text:span text:style-name="T2">return</text:span></text:p>
          </draw:text-box>
        </draw:frame>
        <draw:frame draw:style-name="gr4" draw:text-style-name="P3" draw:layer="layout" svg:width="1.824cm" svg:height="0.855cm" svg:x="2.945cm" svg:y="7.115cm">
          <draw:text-box>
            <text:p text:style-name="P3"><text:span text:style-name="T2">return</text:span></text:p>
          </draw:text-box>
        </draw:frame>
        <draw:frame draw:style-name="gr4" draw:text-style-name="P3" draw:layer="layout" svg:width="1.824cm" svg:height="0.855cm" svg:x="2.945cm" svg:y="10.015cm">
          <draw:text-box>
            <text:p text:style-name="P3"><text:span text:style-name="T2">retur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objectwithoutfill">
      <style:graphic-properties draw:fill="none" draw:fill-color="#ffffff"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fill-color="#ffffff" draw:textarea-vertical-align="middle"/>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style:text-properties fo:font-size="15pt" style:font-size-asian="15pt" style:font-size-complex="15pt"/>
    </style:style>
    <style:style style:name="P4" style:family="paragraph">
      <style:text-properties fo:font-size="13pt" style:font-size-asian="13pt" style:font-size-complex="13pt"/>
    </style:style>
    <style:style style:name="T1" style:family="text">
      <style:text-properties fo:font-size="15pt" style:font-size-asian="15pt" style:font-size-complex="15pt"/>
    </style:style>
    <style:style style:name="T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794cm" svg:height="0.762cm" svg:x="0.492cm" svg:y="0.492cm">
          <text:p text:style-name="P1"><text:span text:style-name="T1">User</text:span></text:p>
          <draw:enhanced-geometry svg:viewBox="0 0 21600 21600" draw:type="rectangle" draw:enhanced-path="M 0 0 L 21600 0 21600 21600 0 21600 0 0 Z N"/>
        </draw:custom-shape>
        <draw:custom-shape draw:style-name="gr1" draw:text-style-name="P2" xml:id="id2" draw:id="id2" draw:layer="layout" svg:width="3.81cm" svg:height="1.016cm" svg:x="2.397cm" svg:y="2.143cm">
          <text:p text:style-name="P1"><text:span text:style-name="T1">Valida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3.81cm" svg:height="1.016cm" svg:x="7.604cm" svg:y="2.143cm">
          <text:p text:style-name="P1"><text:span text:style-name="T1">Regis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8.329cm" svg:y1="5.191cm" svg:x2="10.615cm" svg:y2="5.191cm">
          <text:p/>
        </draw:line>
        <draw:frame draw:style-name="gr3" draw:text-style-name="P3" xml:id="id4" draw:id="id4" draw:layer="layout" svg:width="2.424cm" svg:height="0.848cm" svg:x="8.299cm" svg:y="5.126cm">
          <draw:text-box>
            <text:p><text:span text:style-name="T1">Account</text:span></text:p>
          </draw:text-box>
        </draw:frame>
        <draw:line draw:style-name="gr2" draw:text-style-name="P1" draw:layer="layout" svg:x1="8.329cm" svg:y1="5.891cm" svg:x2="10.615cm" svg:y2="5.891cm">
          <text:p/>
        </draw:line>
        <draw:connector draw:style-name="gr4" draw:text-style-name="P1" draw:layer="layout" svg:x1="1.889cm" svg:y1="1.254cm" svg:x2="2.397cm" svg:y2="2.651cm" draw:start-shape="id1" draw:start-glue-point="2" draw:end-shape="id2" draw:end-glue-point="6" svg:d="M1889 1254v1397h508" svg:viewBox="0 0 509 1398">
          <text:p/>
        </draw:connector>
        <draw:connector draw:style-name="gr4" draw:text-style-name="P1" draw:layer="layout" svg:x1="5.649cm" svg:y1="2.291cm" svg:x2="8.162cm" svg:y2="2.291cm" draw:start-shape="id2" draw:start-glue-point="11" draw:end-shape="id3" draw:end-glue-point="5" svg:d="M5649 2291v-649h2513v649" svg:viewBox="0 0 2514 650">
          <text:p/>
        </draw:connector>
        <draw:connector draw:style-name="gr4" draw:text-style-name="P1" draw:layer="layout" svg:x1="8.162cm" svg:y1="3.011cm" svg:x2="5.649cm" svg:y2="3.011cm" draw:start-shape="id3" draw:start-glue-point="7" draw:end-shape="id2" draw:end-glue-point="9" svg:d="M8162 3011v650h-2513v-650" svg:viewBox="0 0 2514 651">
          <text:p/>
        </draw:connector>
        <draw:connector draw:style-name="gr4" draw:text-style-name="P1" draw:layer="layout" svg:x1="9.509cm" svg:y1="3.159cm" svg:x2="9.511cm" svg:y2="5.126cm" draw:start-shape="id3" draw:start-glue-point="8" draw:end-shape="id4" draw:end-glue-point="0" svg:d="M9509 3159v985h2v982" svg:viewBox="0 0 3 1968">
          <text:p/>
        </draw:connector>
        <draw:connector draw:style-name="gr4" draw:text-style-name="P1" draw:layer="layout" svg:x1="4.302cm" svg:y1="2.143cm" svg:x2="3.286cm" svg:y2="0.873cm" draw:start-shape="id2" draw:start-glue-point="4" draw:end-shape="id1" svg:d="M4302 2143v-1270h-1016" svg:viewBox="0 0 1017 1271">
          <text:p/>
        </draw:connector>
        <draw:frame draw:style-name="gr3" draw:text-style-name="P4" draw:layer="layout" svg:width="1.696cm" svg:height="0.763cm" svg:x="0.343cm" svg:y="1.562cm">
          <draw:text-box>
            <text:p><text:span text:style-name="T2">TTĐK</text:span></text:p>
          </draw:text-box>
        </draw:frame>
        <draw:frame draw:style-name="gr3" draw:text-style-name="P4" draw:layer="layout" svg:width="1.162cm" svg:height="0.763cm" svg:x="4.143cm" svg:y="0.763cm">
          <draw:text-box>
            <text:p><text:span text:style-name="T2">KQ</text:span></text:p>
          </draw:text-box>
        </draw:frame>
        <draw:frame draw:style-name="gr3" draw:text-style-name="P4" draw:layer="layout" svg:width="1.696cm" svg:height="0.763cm" svg:x="5.943cm" svg:y="0.963cm">
          <draw:text-box>
            <text:p><text:span text:style-name="T2">TTĐK</text:span></text:p>
          </draw:text-box>
        </draw:frame>
        <draw:frame draw:style-name="gr3" draw:text-style-name="P4" draw:layer="layout" svg:width="1.721cm" svg:height="0.763cm" svg:x="9.343cm" svg:y="3.663cm">
          <draw:text-box>
            <text:p><text:span text:style-name="T2">DLĐK</text:span></text:p>
          </draw:text-box>
        </draw:frame>
        <draw:frame draw:style-name="gr3" draw:text-style-name="P4" draw:layer="layout" svg:width="1.162cm" svg:height="0.763cm" svg:x="6.343cm" svg:y="3.564cm">
          <draw:text-box>
            <text:p><text:span text:style-name="T2">KQ</text:span></text:p>
          </draw:text-box>
        </draw:frame>
        <draw:frame draw:style-name="gr3" draw:text-style-name="P3" draw:layer="layout" svg:width="6.395cm" svg:height="2.042cm" svg:x="2.651cm" svg:y="6.842cm">
          <draw:text-box>
            <text:p><text:span text:style-name="T1">TTĐK: Thông tin đăng ký</text:span></text:p>
            <text:p><text:span text:style-name="T1">DLĐK: Dữ liệu đăng ký</text:span></text:p>
            <text:p><text:span text:style-name="T1">KQ: Kết quả</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objectwithoutfill">
      <style:graphic-properties draw:stroke="dash" draw:stroke-dash="Fine_20_Dashed" draw:fill="none" draw:textarea-vertical-align="middle"/>
    </style:style>
    <style:style style:name="gr3" style:family="graphic" style:parent-style-name="standard">
      <style:graphic-properties draw:stroke="none" draw:stroke-dash="Fine_20_Dashed" draw:fill="none" fo:min-height="0.557cm"/>
    </style:style>
    <style:style style:name="gr4" style:family="graphic" style:parent-style-name="objectwithoutfill">
      <style:graphic-properties svg:stroke-color="#3465a4" draw:marker-end="Arrow" draw:marker-end-width="0.3cm" draw:fill="none" draw:textarea-vertical-align="middle"/>
    </style:style>
    <style:style style:name="gr5" style:family="graphic" style:parent-style-name="standard">
      <style:graphic-properties draw:stroke="solid" draw:stroke-dash="Fine_20_Dashed" draw:marker-start="Circle" draw:marker-start-width="0.3cm" draw:marker-end="Arrow" draw:marker-end-width="0.3cm" draw:textarea-vertical-align="middle"/>
    </style:style>
    <style:style style:name="gr6" style:family="graphic" style:parent-style-name="standard">
      <style:graphic-properties draw:marker-start="Circle" draw:marker-start-width="0.3cm" draw:marker-end="Arrow" draw:marker-end-width="0.3cm" draw:textarea-vertical-align="middle"/>
    </style:style>
    <style:style style:name="gr7" style:family="graphic" style:parent-style-name="standard">
      <style:graphic-properties draw:stroke="none" draw:stroke-dash="Fine_20_Dashed" draw:fill="none" fo:min-height="0.64cm"/>
    </style:style>
    <style:style style:name="gr8" style:family="graphic" style:parent-style-name="standard">
      <style:graphic-properties draw:fill="solid" draw:fill-color="#ffffff" draw:textarea-horizontal-align="justify" draw:textarea-vertical-align="middle" draw:auto-grow-height="false"/>
    </style:style>
    <style:style style:name="gr9" style:family="graphic" style:parent-style-name="standard">
      <style:graphic-properties draw:stroke="none" draw:stroke-dash="Fine_20_Dashed" draw:fill="none" fo:min-height="0.605cm"/>
    </style:style>
    <style:style style:name="gr10"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style:text-properties fo:font-size="13pt" style:font-size-asian="13pt" style:font-size-complex="13pt"/>
    </style:style>
    <style:style style:name="P4" style:family="paragraph">
      <style:paragraph-properties fo:text-align="center"/>
      <style:text-properties fo:font-size="13pt" style:font-size-asian="13pt" style:font-size-complex="13pt"/>
    </style:style>
    <style:style style:name="T1" style:family="text">
      <style:text-properties fo:font-size="15pt" style:font-size-asian="15pt" style:font-size-complex="15pt"/>
    </style:style>
    <style:style style:name="T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048cm" svg:height="1.016cm" svg:x="0.192cm" svg:y="0.365cm">
          <text:p text:style-name="P1"><text:span text:style-name="T1">View</text:span></text:p>
          <draw:enhanced-geometry svg:viewBox="0 0 21600 21600" draw:type="rectangle" draw:enhanced-path="M 0 0 L 21600 0 21600 21600 0 21600 0 0 Z N"/>
        </draw:custom-shape>
        <draw:custom-shape draw:style-name="gr1" draw:text-style-name="P2" draw:layer="layout" svg:width="3.048cm" svg:height="1.016cm" svg:x="8.699cm" svg:y="0.365cm">
          <text:p text:style-name="P1"><text:span text:style-name="T1">Model</text:span></text:p>
          <draw:enhanced-geometry svg:viewBox="0 0 21600 21600" draw:type="rectangle" draw:enhanced-path="M 0 0 L 21600 0 21600 21600 0 21600 0 0 Z N"/>
        </draw:custom-shape>
        <draw:custom-shape draw:style-name="gr1" draw:text-style-name="P2" draw:layer="layout" svg:width="3.048cm" svg:height="1.016cm" svg:x="12.879cm" svg:y="0.365cm">
          <text:p text:style-name="P1"><text:span text:style-name="T1">Database</text:span></text:p>
          <draw:enhanced-geometry svg:viewBox="0 0 21600 21600" draw:type="rectangle" draw:enhanced-path="M 0 0 L 21600 0 21600 21600 0 21600 0 0 Z N"/>
        </draw:custom-shape>
        <draw:line draw:style-name="gr2" draw:text-style-name="P1" draw:layer="layout" svg:x1="1.589cm" svg:y1="1.381cm" svg:x2="1.635cm" svg:y2="13.954cm">
          <text:p/>
        </draw:line>
        <draw:line draw:style-name="gr2" draw:text-style-name="P1" draw:layer="layout" svg:x1="14.389cm" svg:y1="1.382cm" svg:x2="14.335cm" svg:y2="14.081cm">
          <text:p/>
        </draw:line>
        <draw:line draw:style-name="gr2" draw:text-style-name="P1" draw:layer="layout" svg:x1="10.189cm" svg:y1="1.382cm" svg:x2="10.144cm" svg:y2="14.081cm">
          <text:p/>
        </draw:line>
        <draw:frame draw:style-name="gr3" draw:text-style-name="P3" draw:layer="layout" svg:width="2.6cm" svg:height="0.807cm" svg:x="2.21cm" svg:y="2.557cm">
          <draw:text-box>
            <text:p><text:span text:style-name="T2">login()</text:span></text:p>
          </draw:text-box>
        </draw:frame>
        <draw:frame draw:style-name="gr3" draw:text-style-name="P3" draw:layer="layout" svg:width="2.54cm" svg:height="0.807cm" svg:x="6.734cm" svg:y="3.767cm">
          <draw:text-box>
            <text:p><text:span text:style-name="T2">login()</text:span></text:p>
          </draw:text-box>
        </draw:frame>
        <draw:custom-shape draw:style-name="gr1" draw:text-style-name="P2" draw:layer="layout" svg:width="3.048cm" svg:height="1.016cm" svg:x="4.392cm" svg:y="0.365cm">
          <text:p text:style-name="P1"><text:span text:style-name="T1">Controller</text:span></text:p>
          <draw:enhanced-geometry svg:viewBox="0 0 21600 21600" draw:type="rectangle" draw:enhanced-path="M 0 0 L 21600 0 21600 21600 0 21600 0 0 Z N"/>
        </draw:custom-shape>
        <draw:line draw:style-name="gr2" draw:text-style-name="P1" draw:layer="layout" svg:x1="5.889cm" svg:y1="1.383cm" svg:x2="5.953cm" svg:y2="13.954cm">
          <text:p/>
        </draw:line>
        <draw:line draw:style-name="gr4" draw:text-style-name="P1" draw:layer="layout" svg:x1="0.092cm" svg:y1="2.143cm" svg:x2="1.235cm" svg:y2="2.143cm">
          <text:p/>
        </draw:line>
        <draw:custom-shape draw:style-name="gr1" draw:text-style-name="P4" draw:layer="layout" svg:width="0.762cm" svg:height="2.159cm" svg:x="1.254cm" svg:y="1.889cm">
          <text:p text:style-name="P1"><text:span text:style-name="T2">Va</text:span></text:p>
          <text:p text:style-name="P1"><text:span text:style-name="T2">-lid</text:span></text:p>
          <draw:enhanced-geometry svg:viewBox="0 0 21600 21600" draw:type="rectangle" draw:enhanced-path="M 0 0 L 21600 0 21600 21600 0 21600 0 0 Z N"/>
        </draw:custom-shape>
        <draw:line draw:style-name="gr5" draw:text-style-name="P1" draw:layer="layout" svg:x1="1.889cm" svg:y1="3.343cm" svg:x2="5.572cm" svg:y2="3.286cm">
          <text:p/>
        </draw:line>
        <draw:line draw:style-name="gr6" draw:text-style-name="P1" draw:layer="layout" svg:x1="1.354cm" svg:y1="3.286cm" svg:x2="0.338cm" svg:y2="3.286cm">
          <text:p/>
        </draw:line>
        <draw:custom-shape draw:style-name="gr1" draw:text-style-name="P4" draw:layer="layout" svg:width="0.762cm" svg:height="2.159cm" svg:x="5.554cm" svg:y="2.789cm">
          <text:p text:style-name="P1"><text:span text:style-name="T2">Va</text:span></text:p>
          <text:p text:style-name="P1"><text:span text:style-name="T2">-lid</text:span></text:p>
          <draw:enhanced-geometry svg:viewBox="0 0 21600 21600" draw:type="rectangle" draw:enhanced-path="M 0 0 L 21600 0 21600 21600 0 21600 0 0 Z N"/>
        </draw:custom-shape>
        <draw:line draw:style-name="gr6" draw:text-style-name="P1" draw:layer="layout" svg:x1="5.672cm" svg:y1="4.556cm" svg:x2="1.635cm" svg:y2="4.556cm">
          <text:p/>
        </draw:line>
        <draw:line draw:style-name="gr6" draw:text-style-name="P1" draw:layer="layout" svg:x1="6.234cm" svg:y1="4.556cm" svg:x2="10.144cm" svg:y2="4.556cm">
          <text:p/>
        </draw:line>
        <draw:line draw:style-name="gr6" draw:text-style-name="P1" draw:layer="layout" svg:x1="10.044cm" svg:y1="5.537cm" svg:x2="14.362cm" svg:y2="5.537cm">
          <text:p/>
        </draw:line>
        <draw:frame draw:style-name="gr7" draw:text-style-name="P3" draw:layer="layout" svg:width="4.296cm" svg:height="0.89cm" svg:x="10.293cm" svg:y="4.804cm">
          <draw:text-box>
            <text:p><text:span text:style-name="T2">findByUsername()</text:span></text:p>
          </draw:text-box>
        </draw:frame>
        <draw:custom-shape draw:style-name="gr8" draw:text-style-name="P4" xml:id="id1" draw:id="id1" draw:layer="layout" svg:width="0.762cm" svg:height="1.977cm" svg:x="9.754cm" svg:y="6.389cm">
          <text:p text:style-name="P1"><text:span text:style-name="T2"/></text:p>
          <draw:enhanced-geometry svg:viewBox="0 0 21600 21600" draw:mirror-horizontal="false" draw:mirror-vertical="false" draw:type="rectangle" draw:enhanced-path="M 0 0 L 21600 0 21600 21600 0 21600 0 0 Z N"/>
        </draw:custom-shape>
        <draw:line draw:style-name="gr5" draw:text-style-name="P1" draw:layer="layout" svg:x1="14.335cm" svg:y1="6.715cm" svg:x2="10.525cm" svg:y2="6.715cm">
          <text:p/>
        </draw:line>
        <draw:line draw:style-name="gr6" draw:text-style-name="P1" draw:layer="layout" svg:x1="9.863cm" svg:y1="7.131cm" svg:x2="5.926cm" svg:y2="7.131cm">
          <text:p/>
        </draw:line>
        <draw:line draw:style-name="gr6" draw:text-style-name="P1" draw:layer="layout" svg:x1="6.053cm" svg:y1="7.731cm" svg:x2="1.608cm" svg:y2="7.731cm">
          <text:p/>
        </draw:line>
        <draw:frame draw:style-name="gr9" draw:text-style-name="P3" draw:layer="layout" svg:width="2.417cm" svg:height="0.855cm" svg:x="2.393cm" svg:y="3.84cm">
          <draw:text-box>
            <text:p><text:span text:style-name="T2">not valid</text:span></text:p>
          </draw:text-box>
        </draw:frame>
        <draw:frame draw:style-name="gr9" draw:text-style-name="P3" draw:layer="layout" svg:width="2.14cm" svg:height="0.855cm" svg:x="11.352cm" svg:y="5.987cm">
          <draw:text-box>
            <text:p><text:span text:style-name="T2">account</text:span></text:p>
          </draw:text-box>
        </draw:frame>
        <draw:frame draw:style-name="gr9" draw:text-style-name="P3" draw:layer="layout" svg:width="3.305cm" svg:height="0.855cm" svg:x="6.399cm" svg:y="6.503cm">
          <draw:text-box>
            <text:p><text:span text:style-name="T2">null: login fail</text:span></text:p>
          </draw:text-box>
        </draw:frame>
        <draw:line draw:style-name="gr6" draw:text-style-name="P1" draw:layer="layout" svg:x1="6.053cm" svg:y1="10.852cm" svg:x2="1.608cm" svg:y2="10.852cm">
          <text:p/>
        </draw:line>
        <draw:frame draw:style-name="gr9" draw:text-style-name="P3" draw:layer="layout" svg:width="1.824cm" svg:height="0.855cm" svg:x="7.145cm" svg:y="9.815cm">
          <draw:text-box>
            <text:p><text:span text:style-name="T2">return</text:span></text:p>
          </draw:text-box>
        </draw:frame>
        <draw:frame draw:style-name="gr9" draw:text-style-name="P3" draw:layer="layout" svg:width="1.824cm" svg:height="0.855cm" svg:x="2.945cm" svg:y="7.115cm">
          <draw:text-box>
            <text:p><text:span text:style-name="T2">return</text:span></text:p>
          </draw:text-box>
        </draw:frame>
        <draw:frame draw:style-name="gr9" draw:text-style-name="P3" draw:layer="layout" svg:width="1.824cm" svg:height="0.855cm" svg:x="2.945cm" svg:y="10.215cm">
          <draw:text-box>
            <text:p><text:span text:style-name="T2">return</text:span></text:p>
          </draw:text-box>
        </draw:frame>
        <draw:custom-shape draw:style-name="gr8" draw:text-style-name="P4" xml:id="id2" draw:id="id2" draw:layer="layout" svg:width="0.762cm" svg:height="1.977cm" svg:x="9.754cm" svg:y="9.189cm">
          <text:p/>
          <draw:enhanced-geometry svg:viewBox="0 0 21600 21600" draw:mirror-horizontal="false" draw:mirror-vertical="false" draw:type="rectangle" draw:enhanced-path="M 0 0 L 21600 0 21600 21600 0 21600 0 0 Z N"/>
        </draw:custom-shape>
        <draw:connector draw:style-name="gr10" draw:text-style-name="P1" draw:layer="layout" svg:x1="10.516cm" svg:y1="7.377cm" svg:x2="10.516cm" svg:y2="10.177cm" draw:start-shape="id1" draw:end-shape="id2" draw:end-glue-point="1" svg:d="M10516 7377h501v2800h-501" svg:viewBox="0 0 502 2801">
          <text:p/>
        </draw:connector>
        <draw:frame draw:style-name="gr9" draw:text-style-name="P3" draw:layer="layout" svg:width="3.637cm" svg:height="1.275cm" svg:x="10.952cm" svg:y="8.388cm">
          <draw:text-box>
            <text:p><text:span text:style-name="T2">checkPW(),</text:span></text:p>
            <text:p><text:span text:style-name="T2">checkEnable()</text:span></text:p>
          </draw:text-box>
        </draw:frame>
        <draw:line draw:style-name="gr6" draw:text-style-name="P1" draw:layer="layout" svg:x1="9.763cm" svg:y1="10.479cm" svg:x2="5.826cm" svg:y2="10.479cm">
          <text:p/>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objectwithoutfill">
      <style:graphic-properties draw:fill="none" draw:fill-color="#ffffff"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fill-color="#ffffff"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2.071cm"/>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style:text-properties fo:font-size="15pt" style:font-size-asian="15pt" style:font-size-complex="15pt"/>
    </style:style>
    <style:style style:name="P4" style:family="paragraph">
      <style:text-properties fo:font-size="13pt" style:font-size-asian="13pt" style:font-size-complex="13pt"/>
    </style:style>
    <style:style style:name="T1" style:family="text">
      <style:text-properties fo:font-size="15pt" style:font-size-asian="15pt" style:font-size-complex="15pt"/>
    </style:style>
    <style:style style:name="T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794cm" svg:height="0.762cm" svg:x="0.492cm" svg:y="0.492cm">
          <text:p text:style-name="P1"><text:span text:style-name="T1">User</text:span></text:p>
          <draw:enhanced-geometry svg:viewBox="0 0 21600 21600" draw:type="rectangle" draw:enhanced-path="M 0 0 L 21600 0 21600 21600 0 21600 0 0 Z N"/>
        </draw:custom-shape>
        <draw:custom-shape draw:style-name="gr1" draw:text-style-name="P2" xml:id="id2" draw:id="id2" draw:layer="layout" svg:width="3.81cm" svg:height="1.016cm" svg:x="2.397cm" svg:y="2.143cm">
          <text:p text:style-name="P1"><text:span text:style-name="T1">Đăng nhậ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3" draw:id="id3" draw:layer="layout" svg:width="3.81cm" svg:height="1.016cm" svg:x="7.604cm" svg:y="2.143cm">
          <text:p text:style-name="P1"><text:span text:style-name="T1">Kiểm tr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8.329cm" svg:y1="5.191cm" svg:x2="10.615cm" svg:y2="5.191cm">
          <text:p/>
        </draw:line>
        <draw:frame draw:style-name="gr3" draw:text-style-name="P3" xml:id="id4" draw:id="id4" draw:layer="layout" svg:width="2.424cm" svg:height="0.848cm" svg:x="8.299cm" svg:y="5.126cm">
          <draw:text-box>
            <text:p><text:span text:style-name="T1">Account</text:span></text:p>
          </draw:text-box>
        </draw:frame>
        <draw:line draw:style-name="gr2" draw:text-style-name="P1" draw:layer="layout" svg:x1="8.329cm" svg:y1="5.891cm" svg:x2="10.615cm" svg:y2="5.891cm">
          <text:p/>
        </draw:line>
        <draw:connector draw:style-name="gr4" draw:text-style-name="P1" draw:layer="layout" svg:x1="1.889cm" svg:y1="1.254cm" svg:x2="2.397cm" svg:y2="2.651cm" draw:start-shape="id1" draw:start-glue-point="2" draw:end-shape="id2" draw:end-glue-point="6" svg:d="M1889 1254v1397h508" svg:viewBox="0 0 509 1398">
          <text:p/>
        </draw:connector>
        <draw:connector draw:style-name="gr4" draw:text-style-name="P1" draw:layer="layout" svg:x1="5.649cm" svg:y1="2.291cm" svg:x2="8.162cm" svg:y2="2.291cm" draw:start-shape="id2" draw:start-glue-point="11" draw:end-shape="id3" draw:end-glue-point="5" svg:d="M5649 2291v-649h2513v649" svg:viewBox="0 0 2514 650">
          <text:p/>
        </draw:connector>
        <draw:connector draw:style-name="gr4" draw:text-style-name="P1" draw:layer="layout" svg:x1="8.162cm" svg:y1="3.011cm" svg:x2="5.649cm" svg:y2="3.011cm" draw:start-shape="id3" draw:start-glue-point="7" draw:end-shape="id2" draw:end-glue-point="9" svg:d="M8162 3011v650h-2513v-650" svg:viewBox="0 0 2514 651">
          <text:p/>
        </draw:connector>
        <draw:connector draw:style-name="gr4" draw:text-style-name="P1" draw:layer="layout" svg:x1="4.302cm" svg:y1="2.143cm" svg:x2="3.286cm" svg:y2="0.873cm" draw:start-shape="id2" draw:start-glue-point="4" draw:end-shape="id1" svg:d="M4302 2143v-1270h-1016" svg:viewBox="0 0 1017 1271">
          <text:p/>
        </draw:connector>
        <draw:frame draw:style-name="gr3" draw:text-style-name="P4" draw:layer="layout" svg:width="1.721cm" svg:height="0.763cm" svg:x="0.343cm" svg:y="1.562cm">
          <draw:text-box>
            <text:p><text:span text:style-name="T2">TTĐN</text:span></text:p>
          </draw:text-box>
        </draw:frame>
        <draw:frame draw:style-name="gr3" draw:text-style-name="P4" draw:layer="layout" svg:width="1.162cm" svg:height="0.763cm" svg:x="4.143cm" svg:y="0.763cm">
          <draw:text-box>
            <text:p><text:span text:style-name="T2">KQ</text:span></text:p>
          </draw:text-box>
        </draw:frame>
        <draw:frame draw:style-name="gr3" draw:text-style-name="P4" draw:layer="layout" svg:width="1.721cm" svg:height="0.763cm" svg:x="5.943cm" svg:y="0.963cm">
          <draw:text-box>
            <text:p><text:span text:style-name="T2">TTĐN</text:span></text:p>
          </draw:text-box>
        </draw:frame>
        <draw:frame draw:style-name="gr3" draw:text-style-name="P4" draw:layer="layout" svg:width="1.632cm" svg:height="0.763cm" svg:x="9.343cm" svg:y="3.663cm">
          <draw:text-box>
            <text:p><text:span text:style-name="T2">DLTK</text:span></text:p>
          </draw:text-box>
        </draw:frame>
        <draw:frame draw:style-name="gr3" draw:text-style-name="P4" draw:layer="layout" svg:width="1.162cm" svg:height="0.763cm" svg:x="6.343cm" svg:y="3.564cm">
          <draw:text-box>
            <text:p><text:span text:style-name="T2">KQ</text:span></text:p>
          </draw:text-box>
        </draw:frame>
        <draw:connector draw:style-name="gr5" draw:text-style-name="P1" draw:layer="layout" svg:x1="9.511cm" svg:y1="5.126cm" svg:x2="9.509cm" svg:y2="3.159cm" draw:start-shape="id4" draw:start-glue-point="0" draw:end-shape="id3" draw:end-glue-point="8" svg:d="M9511 5126v-982h-2v-985" svg:viewBox="0 0 3 1968">
          <text:p/>
        </draw:connector>
        <draw:custom-shape draw:style-name="gr1" draw:text-style-name="P2" xml:id="id5" draw:id="id5" draw:layer="layout" svg:width="3.81cm" svg:height="1.016cm" svg:x="2.398cm" svg:y="7.344cm">
          <text:p text:style-name="P1"><text:span text:style-name="T1">Mạng xã hộ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svg:x1="2.955cm" svg:y1="3.011cm" svg:x2="2.956cm" svg:y2="7.492cm" draw:start-shape="id2" draw:start-glue-point="7" draw:end-shape="id5" draw:end-glue-point="5" svg:d="M2955 3011v2241h1v2240" svg:viewBox="0 0 2 4482">
          <text:p/>
        </draw:connector>
        <draw:connector draw:style-name="gr5" draw:text-style-name="P1" draw:layer="layout" svg:x1="4.303cm" svg:y1="7.344cm" svg:x2="4.302cm" svg:y2="3.159cm" draw:start-shape="id5" draw:start-glue-point="4" draw:end-shape="id2" draw:end-glue-point="8" svg:d="M4303 7344v-2092h-1v-2093" svg:viewBox="0 0 2 4186">
          <text:p/>
        </draw:connector>
        <draw:frame draw:style-name="gr3" draw:text-style-name="P4" draw:layer="layout" svg:width="1.721cm" svg:height="0.763cm" svg:x="1.444cm" svg:y="4.763cm">
          <draw:text-box>
            <text:p><text:span text:style-name="T2">TTĐN</text:span></text:p>
          </draw:text-box>
        </draw:frame>
        <draw:frame draw:style-name="gr6" draw:text-style-name="P4" draw:layer="layout" svg:width="2.571cm" svg:height="0.763cm" svg:x="4.144cm" svg:y="6.263cm">
          <draw:text-box>
            <text:p><text:span text:style-name="T2">DLTK, KQ</text:span></text:p>
          </draw:text-box>
        </draw:frame>
        <draw:frame draw:style-name="gr3" draw:text-style-name="P3" draw:layer="layout" svg:width="7.106cm" svg:height="2.042cm" svg:x="6.975cm" svg:y="6.715cm">
          <draw:text-box>
            <text:p><text:span text:style-name="T1">TTĐN: Thông tin đăng nhập</text:span></text:p>
            <text:p><text:span text:style-name="T1">DLTK: Dữ liệu tài khoản</text:span></text:p>
            <text:p><text:span text:style-name="T1">KQ: Kết quả</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objectwithoutfill">
      <style:graphic-properties draw:marker-end="Arrow" draw:marker-end-width="0.3cm" draw:fill="none" draw:fill-color="#ffffff"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3pt" style:font-size-asian="13pt" style:font-size-complex="13pt"/>
    </style:style>
    <style:style style:name="P4" style:family="paragraph">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0.889cm" svg:height="0.889cm" svg:x="2.281cm" svg:y="1.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4" draw:id="id4">
          <draw:custom-shape draw:style-name="gr2" draw:text-style-name="P1" draw:layer="layout" svg:width="1.143cm" svg:height="1.143cm" svg:x="12.684cm" svg:y="11.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811cm" svg:y="11.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 draw:text-style-name="P2" xml:id="id2" draw:id="id2" draw:layer="layout" svg:width="3.429cm" svg:height="1.143cm" svg:x="1cm" svg:y="3.44cm">
          <text:p text:style-name="P2"><text:span text:style-name="T1">Nhập TTĐ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svg:x1="2.725cm" svg:y1="2.143cm" svg:x2="2.714cm" svg:y2="3.44cm" draw:start-shape="id1" draw:start-glue-point="8" draw:end-shape="id2" draw:end-glue-point="0" svg:d="M2725 2143v648h-11v649" svg:viewBox="0 0 12 1298">
          <text:p/>
        </draw:connector>
        <draw:custom-shape draw:style-name="gr3" draw:text-style-name="P3" xml:id="id3" draw:id="id3" draw:layer="layout" svg:width="2.921cm" svg:height="2.159cm" svg:x="1.243cm" svg:y="6.207cm">
          <text:p text:style-name="P1"><text:span text:style-name="T2">valid</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svg:x1="2.704cm" svg:y1="8.366cm" svg:x2="12.684cm" svg:y2="11.918cm" draw:start-shape="id3" draw:start-glue-point="6" draw:end-shape="id4" draw:end-glue-point="3" svg:d="M2704 8366v3552h9980" svg:viewBox="0 0 9981 3553">
          <text:p/>
        </draw:connector>
        <draw:connector draw:style-name="gr4" draw:text-style-name="P1" draw:layer="layout" svg:x1="2.714cm" svg:y1="4.583cm" svg:x2="2.704cm" svg:y2="6.207cm" draw:start-shape="id2" draw:start-glue-point="2" draw:end-shape="id3" draw:end-glue-point="4" svg:d="M2714 4583v812h-10v812" svg:viewBox="0 0 11 1625">
          <text:p/>
        </draw:connector>
        <draw:frame draw:style-name="gr5" draw:text-style-name="P4" draw:layer="layout" svg:width="1.467cm" svg:height="0.763cm" svg:x="1.435cm" svg:y="8.455cm">
          <draw:text-box>
            <text:p><text:span text:style-name="T2">f</text:span><text:span text:style-name="T2">a</text:span><text:span text:style-name="T2">l</text:span><text:span text:style-name="T2">s</text:span><text:span text:style-name="T2">e</text:span></text:p>
          </draw:text-box>
        </draw:frame>
        <draw:custom-shape draw:style-name="gr3" draw:text-style-name="P3" xml:id="id5" draw:id="id5" draw:layer="layout" svg:width="2.667cm" svg:height="2.032cm" svg:x="7.577cm" svg:y="2.778cm">
          <text:p text:style-name="P1"><text:span text:style-name="T2">exis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svg:x1="4.164cm" svg:y1="7.287cm" svg:x2="7.577cm" svg:y2="3.794cm" draw:start-shape="id3" draw:start-glue-point="7" draw:end-shape="id5" draw:end-glue-point="5" svg:d="M4164 7287h1706v-3493h1707" svg:viewBox="0 0 3414 3494">
          <text:p/>
        </draw:connector>
        <draw:custom-shape draw:style-name="gr3" draw:text-style-name="P2" xml:id="id6" draw:id="id6" draw:layer="layout" svg:width="3.429cm" svg:height="1.016cm" svg:x="7.166cm" svg:y="7.096cm">
          <text:p text:style-name="P1"><text:span text:style-name="T1">Sa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svg:x1="8.911cm" svg:y1="4.81cm" svg:x2="8.88cm" svg:y2="7.096cm" draw:start-shape="id5" draw:start-glue-point="6" draw:end-shape="id6" draw:end-glue-point="0" svg:d="M8911 4810v1144h-31v1142" svg:viewBox="0 0 32 2287">
          <text:p/>
        </draw:connector>
        <draw:connector draw:style-name="gr4" draw:text-style-name="P1" draw:layer="layout" svg:x1="10.244cm" svg:y1="3.794cm" svg:x2="13.827cm" svg:y2="11.918cm" draw:start-shape="id5" draw:start-glue-point="7" draw:end-shape="id4" draw:end-glue-point="1" svg:d="M10244 3794h4084v8124h-501" svg:viewBox="0 0 4085 8125">
          <text:p/>
        </draw:connector>
        <draw:connector draw:style-name="gr4" draw:text-style-name="P1" draw:layer="layout" svg:x1="8.88cm" svg:y1="8.112cm" svg:x2="13.255cm" svg:y2="11.347cm" draw:start-shape="id6" draw:start-glue-point="2" draw:end-shape="id4" draw:end-glue-point="0" svg:d="M8880 8112v1618h4375v1617" svg:viewBox="0 0 4376 3236">
          <text:p/>
        </draw:connector>
        <draw:frame draw:style-name="gr5" draw:text-style-name="P4" draw:layer="layout" svg:width="1.289cm" svg:height="0.763cm" svg:x="4.436cm" svg:y="6.556cm">
          <draw:text-box>
            <text:p><text:span text:style-name="T2">t</text:span><text:span text:style-name="T2">r</text:span><text:span text:style-name="T2">u</text:span><text:span text:style-name="T2">e</text:span></text:p>
          </draw:text-box>
        </draw:frame>
        <draw:frame draw:style-name="gr5" draw:text-style-name="P4" draw:layer="layout" svg:width="1.467cm" svg:height="0.763cm" svg:x="7.636cm" svg:y="5.356cm">
          <draw:text-box>
            <text:p><text:span text:style-name="T2">f</text:span><text:span text:style-name="T2">a</text:span><text:span text:style-name="T2">l</text:span><text:span text:style-name="T2">s</text:span><text:span text:style-name="T2">e</text:span></text:p>
          </draw:text-box>
        </draw:frame>
        <draw:frame draw:style-name="gr5" draw:text-style-name="P4" draw:layer="layout" svg:width="1.289cm" svg:height="0.763cm" svg:x="10.536cm" svg:y="3.156cm">
          <draw:text-box>
            <text:p><text:span text:style-name="T2">t</text:span><text:span text:style-name="T2">r</text:span><text:span text:style-name="T2">u</text:span><text:span text:style-name="T2">e</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ffffff" draw:textarea-horizontal-align="justify" draw:textarea-vertical-align="middle" draw:auto-grow-height="false"/>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objectwithoutfill">
      <style:graphic-properties draw:marker-end="Arrow" draw:marker-end-width="0.3cm" draw:fill="none" draw:fill-color="#ffffff"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3pt" style:font-size-asian="13pt" style:font-size-complex="13pt"/>
    </style:style>
    <style:style style:name="P4" style:family="paragraph">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0.889cm" svg:height="0.889cm" svg:x="2.281cm" svg:y="1.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4" draw:id="id4">
          <draw:custom-shape draw:style-name="gr2" draw:text-style-name="P1" draw:layer="layout" svg:width="1.143cm" svg:height="1.143cm" svg:x="12.684cm" svg:y="10.8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811cm" svg:y="10.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 draw:text-style-name="P2" xml:id="id2" draw:id="id2" draw:layer="layout" svg:width="3.429cm" svg:height="1.143cm" svg:x="1cm" svg:y="3.44cm">
          <text:p text:style-name="P1"><text:span text:style-name="T1">Nhập TTĐ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svg:x1="2.725cm" svg:y1="2.143cm" svg:x2="2.714cm" svg:y2="3.44cm" draw:start-shape="id1" draw:start-glue-point="8" draw:end-shape="id2" draw:end-glue-point="0" svg:d="M2725 2143v648h-11v649" svg:viewBox="0 0 12 1298">
          <text:p/>
        </draw:connector>
        <draw:custom-shape draw:style-name="gr3" draw:text-style-name="P3" xml:id="id3" draw:id="id3" draw:layer="layout" svg:width="2.921cm" svg:height="2.159cm" svg:x="1.243cm" svg:y="6.207cm">
          <text:p text:style-name="P1"><text:span text:style-name="T2">valid</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svg:x1="2.704cm" svg:y1="8.366cm" svg:x2="13.255cm" svg:y2="11.99cm" draw:start-shape="id3" draw:start-glue-point="6" draw:end-shape="id4" draw:end-glue-point="2" svg:d="M2704 8366v4125h10551v-501" svg:viewBox="0 0 10552 4126">
          <text:p/>
        </draw:connector>
        <draw:connector draw:style-name="gr4" draw:text-style-name="P1" draw:layer="layout" svg:x1="2.714cm" svg:y1="4.583cm" svg:x2="2.704cm" svg:y2="6.207cm" draw:start-shape="id2" draw:start-glue-point="2" draw:end-shape="id3" draw:end-glue-point="4" svg:d="M2714 4583v812h-10v812" svg:viewBox="0 0 11 1625">
          <text:p/>
        </draw:connector>
        <draw:frame draw:style-name="gr5" draw:text-style-name="P4" draw:layer="layout" svg:width="1.467cm" svg:height="0.763cm" svg:x="1.435cm" svg:y="8.455cm">
          <draw:text-box>
            <text:p><text:span text:style-name="T2">f</text:span><text:span text:style-name="T2">a</text:span><text:span text:style-name="T2">l</text:span><text:span text:style-name="T2">s</text:span><text:span text:style-name="T2">e</text:span></text:p>
          </draw:text-box>
        </draw:frame>
        <draw:custom-shape draw:style-name="gr3" draw:text-style-name="P2" xml:id="id5" draw:id="id5" draw:layer="layout" svg:width="3.429cm" svg:height="1.016cm" svg:x="6.788cm" svg:y="2.251cm">
          <text:p text:style-name="P1"><text:span text:style-name="T1">getAc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1" draw:layer="layout" svg:x1="4.164cm" svg:y1="7.287cm" svg:x2="6.788cm" svg:y2="2.759cm" draw:start-shape="id3" draw:start-glue-point="7" draw:end-shape="id5" draw:end-glue-point="3" svg:d="M4164 7287h1312v-4528h1312" svg:viewBox="0 0 2625 4529">
          <text:p/>
        </draw:connector>
        <draw:custom-shape draw:style-name="gr3" draw:text-style-name="P3" xml:id="id6" draw:id="id6" draw:layer="layout" svg:width="4.191cm" svg:height="2.159cm" svg:x="6.461cm" svg:y="5.064cm">
          <text:p text:style-name="P1"><text:span text:style-name="T2">checkPW </text:span></text:p>
          <text:p text:style-name="P1"><text:span text:style-name="T2">&amp;&amp; checkEnable</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6" draw:text-style-name="P1" draw:layer="layout" svg:x1="10.217cm" svg:y1="2.759cm" svg:x2="13.827cm" svg:y2="11.418cm" draw:start-shape="id5" draw:start-glue-point="1" draw:end-shape="id4" draw:end-glue-point="1" svg:d="M10217 2759h4111v8659h-501" svg:viewBox="0 0 4112 8660">
          <text:p/>
        </draw:connector>
        <draw:connector draw:style-name="gr6" draw:text-style-name="P1" draw:layer="layout" svg:x1="8.502cm" svg:y1="3.267cm" svg:x2="8.557cm" svg:y2="5.064cm" draw:start-shape="id5" draw:start-glue-point="2" draw:end-shape="id6" draw:end-glue-point="4" svg:d="M8502 3267v899h55v898" svg:viewBox="0 0 56 1798">
          <text:p/>
        </draw:connector>
        <draw:connector draw:style-name="gr6" draw:text-style-name="P1" draw:layer="layout" svg:x1="10.652cm" svg:y1="6.144cm" svg:x2="13.255cm" svg:y2="10.847cm" draw:start-shape="id6" draw:start-glue-point="7" draw:end-shape="id4" draw:end-glue-point="0" svg:d="M10652 6144h2603v4703" svg:viewBox="0 0 2604 4704">
          <text:p/>
        </draw:connector>
        <draw:frame draw:style-name="gr5" draw:text-style-name="P4" draw:layer="layout" svg:width="1.289cm" svg:height="0.763cm" svg:x="4.036cm" svg:y="6.656cm">
          <draw:text-box>
            <text:p><text:span text:style-name="T2">tr</text:span><text:span text:style-name="T2">u</text:span><text:span text:style-name="T2">e</text:span></text:p>
          </draw:text-box>
        </draw:frame>
        <draw:frame draw:style-name="gr5" draw:text-style-name="P4" draw:layer="layout" svg:width="1.213cm" svg:height="0.763cm" svg:x="10.236cm" svg:y="2.056cm">
          <draw:text-box>
            <text:p><text:span text:style-name="T2">n</text:span><text:span text:style-name="T2">u</text:span><text:span text:style-name="T2">ll</text:span></text:p>
          </draw:text-box>
        </draw:frame>
        <draw:frame draw:style-name="gr5" draw:text-style-name="P4" draw:layer="layout" svg:width="1.975cm" svg:height="0.763cm" svg:x="6.636cm" svg:y="3.756cm">
          <draw:text-box>
            <text:p><text:span text:style-name="T2">n</text:span><text:span text:style-name="T2">o</text:span><text:span text:style-name="T2">t </text:span><text:span text:style-name="T2">n</text:span><text:span text:style-name="T2">u</text:span><text:span text:style-name="T2">ll</text:span></text:p>
          </draw:text-box>
        </draw:frame>
        <draw:frame draw:style-name="gr5" draw:text-style-name="P4" draw:layer="layout" svg:width="1.467cm" svg:height="0.763cm" svg:x="10.536cm" svg:y="5.456cm">
          <draw:text-box>
            <text:p><text:span text:style-name="T2">f</text:span><text:span text:style-name="T2">a</text:span><text:span text:style-name="T2">l</text:span><text:span text:style-name="T2">s</text:span><text:span text:style-name="T2">e</text:span></text:p>
          </draw:text-box>
        </draw:frame>
        <draw:frame draw:style-name="gr5" draw:text-style-name="P4" draw:layer="layout" svg:width="1.289cm" svg:height="0.763cm" svg:x="7.236cm" svg:y="7.456cm">
          <draw:text-box>
            <text:p><text:span text:style-name="T2">tr</text:span><text:span text:style-name="T2">u</text:span><text:span text:style-name="T2">e</text:span></text:p>
          </draw:text-box>
        </draw:frame>
        <draw:custom-shape draw:style-name="gr3" draw:text-style-name="P2" xml:id="id7" draw:id="id7" draw:layer="layout" svg:width="3.81cm" svg:height="1.143cm" svg:x="6.688cm" svg:y="9.017cm">
          <text:p text:style-name="P2"><text:span text:style-name="T1">accep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1" draw:layer="layout" svg:x1="8.557cm" svg:y1="7.223cm" svg:x2="8.593cm" svg:y2="9.017cm" draw:start-shape="id6" draw:start-glue-point="6" draw:end-shape="id7" draw:end-glue-point="0" svg:d="M8557 7223v897h36v897" svg:viewBox="0 0 37 1795">
          <text:p/>
        </draw:connector>
        <draw:connector draw:style-name="gr6" draw:text-style-name="P1" draw:layer="layout" svg:x1="8.593cm" svg:y1="10.16cm" svg:x2="12.684cm" svg:y2="11.418cm" draw:start-shape="id7" draw:start-glue-point="2" draw:end-shape="id4" svg:d="M8593 10160v1258h4091" svg:viewBox="0 0 4092 1259">
          <text:p/>
        </draw:connector>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